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000000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georgia" fo:font-size="14pt"/>
    </style:style>
    <style:style style:name="P4" style:family="paragraph" style:parent-style-name="Standard">
      <style:text-properties fo:color="#000000" style:font-name="georgia" fo:font-size="14pt" fo:font-weight="bold"/>
    </style:style>
    <style:style style:name="T1" style:family="text">
      <style:text-properties fo:color="#073763" style:font-name="georgia" fo:font-size="14pt" fo:font-weight="bold"/>
    </style:style>
    <style:style style:name="T2" style:family="text">
      <style:text-properties style:font-name="georgia" fo:font-size="14pt" fo:font-weight="bold"/>
    </style:style>
    <style:style style:name="T3" style:family="text">
      <style:text-properties fo:color="#000000"/>
    </style:style>
    <style:style style:name="T4" style:family="text">
      <style:text-properties fo:color="#000000" style:font-name="georgia" fo:font-size="14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mentes das Estrelas… Era uma vez… </text:h>
      <text:p text:style-name="P3">Há muito, muito tempo em uma galáxia muito<text:line-break/>distante, estavam todos estes “pequenos” seres de luz desfrutando de<text:line-break/>suas existências numa dimensão de amor infinito, quando um dia um magnífico<text:line-break/>anjo apareceu; Ele tinha um olhar muito sério e estava procurando voluntários<text:line-break/>para uma missão cósmica de grande importância.</text:p>
      <text:p text:style-name="P3"><text:line-break/>O anjo então falou: Existe um pequeno – mas muito especial – planeta chamado<text:line-break/>Gaia, na extremidade da galáxia de Alcyon. É bastante singular, como um lindo<text:line-break/>jardim abundante de centenas de milhares de diferentes formas de vida. Tem sido<text:line-break/>– de certo modo – uma estação experimental na galáxia e possui uma<text:line-break/>interessantíssima forma de vida humanóide que incorpora as mais altas e mais<text:line-break/>baixas frequências conhecidas no Cosmo. É na realidade o grau máximo do dualismo.<text:line-break/>Por um lado é uma forma de vida incrivelmente bela e capaz de vibrar nas<text:line-break/>frequências mais altas de Amor, Luz e Alegria conhecidas no Universo. Por outro<text:line-break/>lado é capaz de vibrar nas frequências mais densas, mais escuras e terríveis<text:line-break/>que o Cosmo alguma vez experimentou – frequências que todo o resto da criação<text:line-break/>já abandonou eons atrás.</text:p>
      <text:p text:style-name="P3"><text:line-break/>A situação atual é a seguinte:</text:p>
      <text:p text:style-name="P3"><text:line-break/>Dentro do domínio do tempo, este planeta passa por ciclos cósmicos periódicos.<text:line-break/>Dois ciclos principais estão agora terminando – um curto de 2.000 anos chamado<text:line-break/>de Era de Peixes e um longo, um ciclo cósmico de 25.000 anos de viagem ao redor<text:line-break/>de Alcyon, o sol central da galáxia Via Láctea.</text:p>
      <text:p text:style-name="P3"><text:line-break/>Com a completude do ciclo, muitas coisas terminam e muitas outras estão a ponto<text:line-break/>de começar. Mas o mais importante, o planeta está experimentando uma infusão de<text:line-break/>Luz que está elevando sua frequência dramaticamente. Como em qualquer <text:soft-page-break/>época de<text:line-break/>grande transição, haverá alguma turbulência. Um pouco para Gaia que é um<text:line-break/>planeta senciente e também está evoluindo, mas principalmente para a espécie<text:line-break/>humanóide que domina o planeta.</text:p>
      <text:p text:style-name="P3"><text:line-break/>Este não será um tempo particularmente fácil para as espécies – especialmente<text:line-break/>para aqueles que estão “dormindo” e os que estão vibrando nas mais<text:line-break/>baixas frequências. Conforme a frequência muda, vem um sentimento de<text:line-break/>insegurança que trás junto o medo.</text:p>
      <text:p text:style-name="P3"><text:line-break/>Os que atualmente detêm o reinado de poder no planeta Gaia são da velha ordem<text:line-break/>do físico e mental. Na medida em que esta Humanidade puder fazer uma transição<text:line-break/>graciosa a uma vida divinamente guiada e centrada no coração, será uma<text:line-break/>transição fácil. Na medida em que não puderem realizar a transição daquele<text:line-break/>modo, experimentarão muita turbulência.</text:p>
      <text:p text:style-name="P3"><text:line-break/>A razão pela qual eu estou aqui é a de buscar voluntários que estejam dispostos<text:line-break/>a encarnar no planeta em forma humanóide e ajudar em uma transição o mais fácil<text:line-break/>e suave possível. No passado enviamos profetas e professores, que muito<text:line-break/>frequentemente foram brutalmente perseguidos ou assassinados. Outras vezes<text:line-break/>foram considerados deuses; foram adorados e ao redor deles construíram<text:line-break/>elaboradas religiões e rituais que foram transformados em instrumentos de<text:line-break/>dominação. Fizeram de tudo, exceto seguir os ensinamentos simples que foram<text:line-break/>oferecidos.</text:p>
      <text:p text:style-name="P3"><text:line-break/>Sendo assim, desta vez buscamos uma estratégia diferente. Não mais profetas,<text:line-break/>salvadores ou avatares que podem ser usados para criar religiões. Desta vez<text:line-break/>enviaremos milhares – na verdade centenas de milhares – de “simples” seres de<text:line-break/>luz que deverão seguir apenas duas diretrizes:</text:p>
      <text:p text:style-name="P3"><text:line-break/>1) Permaneçam centrados em seus corações. Não importa o que aconteça,<text:line-break/>permaneçam centrados em seus corações.</text:p>
      <text:p text:style-name="P3"><text:line-break/>2) Lembrem-se de quem vocês são, porque estão em Gaia e  qual o<text:line-break/>significado de tudo o que está acontecendo.</text:p>
      <text:p text:style-name="P3"><text:soft-page-break/><text:line-break/>Parece fácil bastante fácil? Infelizmente não será. Como eu disse, a dualidade<text:line-break/>neste planeta chegou ao ápice. Este espécie aperfeiçoou ao máximo a ilusão do<text:line-break/>bem e do mal. O maior desafio que vocês experimentarão será lembrar-se de quem<text:line-break/>vocês são, porque lá estão e qual o significado.  Quando se lembrarem,<text:line-break/>serão capazes de permanecerem centrados em seus corações, apesar de todas as<text:line-break/>circunstancias externas.</text:p>
      <text:p text:style-name="P3"><text:line-break/>Será fácil saber quando vocês estarão esquecendo-se de tudo. Percebam a<text:line-break/>inclinação a julgar. No momento em que perceberem que estão no modo de<text:line-break/>julgamento – a vocês mesmo, aos outros, aos eventos – saberão que realmente<text:line-break/>esqueceram-se de quem vocês são, porque lá estão e qual o significado. Isso<text:line-break/>será o sinal.</text:p>
      <text:p text:style-name="P3"><text:line-break/>Agora aqui vai o desafio. A vida neste planeta requer muito discernimento –<text:line-break/>avaliação sábia do que é a verdade e do que é apropriado e para o bem maior de<text:line-break/>todos – inclusive o planeta. Sutilmente, discernimento é semelhante a<text:line-break/>julgamento. Porém, você saberá quando está julgando, quando não estiverem<text:line-break/>centrados em seus corações e quando estiverem culpando (algo ou alguém).</text:p>
      <text:p text:style-name="P3"><text:line-break/>Nós sabemos como a vida neste planeta pode ser desafiadora. Sabemos como as<text:line-break/>ilusões neste planeta parecem ser – muito – reais. Compreendemos a incrível<text:line-break/>densidade desta dimensão e a pressão que vocês enfrentarão. Mas se completarem<text:line-break/>esta missão – e lembrem-se de que é uma missão voluntária – vocês evoluirão<text:line-break/>extraordinariamente.</text:p>
      <text:p text:style-name="P3"><text:line-break/>Devemos também dizer que alguns de vocês que descerão ao planeta como sementes<text:line-break/>estelares nunca germinarão – nunca despertarão para a memória de quem que vocês<text:line-break/>realmente são. Alguns de vocês despertarão e começarão a brilhar, mas então vão<text:line-break/>se apagar sob a opinião dos outros e das formas-pensamento ao seu redor. Outros<text:line-break/>despertarão e permanecerão despertos e a sua luz se tornará uma fonte de<text:line-break/>inspiração e recordação para muitos.</text:p>
      <text:p text:style-name="P3"><text:line-break/>Encarnarão por todo o planeta, por toda parte; em todas as culturas,<text:line-break/><text:soft-page-break/>“raças”, países, religiões. Mas vocês serão diferentes. Vocês sempre<text:line-break/>se sentirão e serão vistos como um pouco “desajustados”. Conforme<text:line-break/>despertem, perceberão que sua verdadeira família não é necessariamente os da<text:line-break/>sua própria “raça”, cultura, religião, cidade ou mesmo os da família<text:line-break/>biológica. São os que vieram como vocês – a sua família cósmica – esses que<text:line-break/>vieram com a tarefa de ajudar – de todos os modos – “grandes” ou<text:line-break/>“pequenos” – na transição atual.</text:p>
      <text:p text:style-name="P3"><text:line-break/>A verdadeira fraternidade e globalização nas suas formas mais altas só virão<text:line-break/>lembrando-se de quem vocês são, porque lá estão e qual o significado de tudo o<text:line-break/>que está acontecendo. Virá conforme retornem ao templo da Presença Divina,<text:line-break/> que é o seu coração, aonde a recordação acontece e toma forma,  e<text:line-break/>através do qual, vocês são chamados a servir ao mundo.</text:p>
      <text:p text:style-name="P3"/>
      <text:p text:style-name="P3">Estão prontos? Ótimo.</text:p>
      <text:p text:style-name="P3"><text:line-break/>Ah!… Apenas algumas coisas que esqueci de mencionar…</text:p>
      <text:p text:style-name="P3"><text:line-break/>Devido a baixa densidade, vocês não podem operar naquela dimensão sem uma<text:line-break/>vestimenta adequada. É uma vestimenta biológica que muda com o passar do tempo.<text:line-break/>Vão entender quando descerem e vivenciarem aquela atmosfera. Vocês devem ser<text:line-break/>avisados, no entanto de que correm o risco de achar que são a sua vestimenta e<text:line-break/>não que ela é apenas um veiculo para aquela dimensão. Uma vez lá, você notará<text:line-break/>que há uma variedade quase infinita de vestimentas e muita atenção é dada a<text:line-break/>elas. Porém, apesar da variedade quase infinita, todas as vestimentas se<text:line-break/>encaixam em basicamente dois gêneros, masculino e feminino; e vocês vão<text:line-break/>descobrir que sua relação com sua vestimenta pode ser muito instrutiva e<text:line-break/>interessante.</text:p>
      <text:p text:style-name="P3"><text:line-break/>Mais uma coisa. Para operar naquela dimensão, vocês também receberão um<text:line-break/>microchip chamado ‘personalidade. ‘ É como uma identidade impressa, que somada<text:line-break/>a sua vestimenta tornará cada um único entre todos e permitirá que participem<text:line-break/>do holograma, que eles chamam de ‘realidade consensual’. Vocês correrão o<text:line-break/>perigo de se envolver tão fortemente nos dramas da realidade consensual que<text:line-break/>poderão esquecer quem são, e pensar que de fato São a sua personalidade. Eu <text:soft-page-break/>sei<text:line-break/>que isto parece absurdo agora, mas esperem chegar lá…</text:p>
      <text:p text:style-name="P3"><text:line-break/>De todos os voluntários escolheremos somente os mais capazes entre os mais<text:line-break/>capazes, os mais fortes entre os mais fortes; Seu treinamento e preparação<text:line-break/>antes do mergulho naquela dimensão densa e de baixa frequência será intenso e<text:line-break/>minucioso para a tarefa que cada um deve desempenhar, entretanto, como dissemos<text:line-break/>anteriormente, muitos lá estando não despertarão. Não há problema, outros<text:line-break/>muitos seguirão como planejado.</text:p>
      <text:p text:style-name="P3"><text:line-break/>Do inicio ao fim estaremos sempre com vocês, mas não perceberão. Desejarão<text:line-break/>voltar para algum lugar que não sabem aonde é,  se sentirão sozinhos e<text:line-break/>abandonados,  chamarão por alguém ou algo e muitas vezes sentirão como se<text:line-break/>tudo fosse um vazio – e quando faltarem respostas sua forte ou tênue intuição<text:line-break/>os guiará;  até o momento em que pudermos nos manifestar mais abertamente<text:line-break/>e aí então tudo ficará claro e a sua missão estará próxima de ser completada.</text:p>
      <text:p text:style-name="P3"><text:line-break/>E lembrem-se: Permaneçam centrados em seus corações; não importa o que aconteça,<text:line-break/>permaneçam centrados em seus corações. Lembrem-se de quem vocês são, porquê<text:line-break/>estão em Gaia e qual o significado de tudo o que está acontecendo.</text:p>
      <text:p text:style-name="P3"><text:line-break/>Boa Viagem… </text:p>
      <text:p text:style-name="Standard"><text:span text:style-name="T4">Fonte: </text:span><text:a xlink:type="simple" xlink:href="http://www.n2012.com/n2012/lightweave_writings/Galactic_Fairy_Tale.htm" text:style-name="Internet_20_link" text:visited-style-name="Visited_20_Internet_20_Link">A<text:line-break/>Galactic Fairy Tale by Michael Lightweaver</text:a></text:p>
      <text:p text:style-name="Standard"><text:span text:style-name="T4">Tradução e adaptação: </text:span><text:a xlink:type="simple" xlink:href="https://www.sementesdasestrelas.com.br/2013/02/sementes-estelares-era-uma-vez.html" text:style-name="Internet_20_link" text:visited-style-name="Visited_20_Internet_20_Link">Contato<text:line-break/>Estelar</text:a></text:p>
      <text:p text:style-name="P4">Revisão de texto: Lara Rosa Branca</text:p>
      <text:p text:style-name="Standard"><text:a xlink:type="simple" xlink:href="https://www.sementesdasestrelas.com.br/2020/05/sementes-das-estrelas-era-uma-vez.html" text:style-name="Internet_20_link" text:visited-style-name="Visited_20_Internet_20_Link"><text:span text:style-name="T3">https://www.sementesdasestrelas.com.br/2020/05/sementes-das-estrelas-era-uma-vez.html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53:44.403224568</meta:creation-date>
    <dc:date>2021-03-22T16:54:54.128855990</dc:date>
    <meta:editing-duration>PT1M1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31" meta:word-count="1408" meta:character-count="8822" meta:non-whitespace-character-count="7388"/>
  </office:meta>
</office:document-meta>
</file>